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e607" officeooo:paragraph-rsid="001ae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la mundo</text:p>
      <text:p text:style-name="Text_20_body"/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7T10:01:17.293533762</meta:creation-date>
    <dc:date>2021-07-07T10:36:14.542987852</dc:date>
    <meta:editing-duration>PT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" meta:character-count="14" meta:non-whitespace-character-count="13"/>
  </office:meta>
</office:document-meta>
</file>